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81c2" officeooo:paragraph-rsid="00138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Encontro de Ciência Aberta</text:p>
      <text:p text:style-name="P1"/>
      <text:p text:style-name="P1">Oficin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5:45.837000000</meta:creation-date>
    <dc:date>2014-08-18T11:27:43.726000000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8" meta:non-whitespace-character-count="42"/>
    <meta:generator>LibreOffice/4.2.5.2$Windows_x86 LibreOffice_project/61cb170a04bb1f12e77c884eab9192be736ec5f5</meta:generator>
  </office:meta>
</office:document-meta>
</file>